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_rr_idle" table:style-name="ta1">
        <table:shapes>
          <draw:frame draw:z-index="0" draw:style-name="gr1" draw:text-style-name="P1" svg:width="453.51pt" svg:height="255.09pt" svg:x="0pt" svg:y="1280.58pt">
            <draw:object draw:notify-on-update-of-ranges="result_rr_idle.A1:result_rr_idle.A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.25980623818526" calcext:value-type="float">
            <text:p>1.25980623818526</text:p>
          </table:table-cell>
        </table:table-row>
        <table:table-row table:style-name="ro1">
          <table:table-cell office:value-type="float" office:value="1.14851134215501" calcext:value-type="float">
            <text:p>1.14851134215501</text:p>
          </table:table-cell>
        </table:table-row>
        <table:table-row table:style-name="ro1">
          <table:table-cell office:value-type="float" office:value="1.26181474480151" calcext:value-type="float">
            <text:p>1.26181474480151</text:p>
          </table:table-cell>
        </table:table-row>
        <table:table-row table:style-name="ro1">
          <table:table-cell office:value-type="float" office:value="1.1632797731569" calcext:value-type="float">
            <text:p>1.1632797731569</text:p>
          </table:table-cell>
        </table:table-row>
        <table:table-row table:style-name="ro1">
          <table:table-cell office:value-type="float" office:value="1.06675330812854" calcext:value-type="float">
            <text:p>1.06675330812854</text:p>
          </table:table-cell>
        </table:table-row>
        <table:table-row table:style-name="ro1">
          <table:table-cell office:value-type="float" office:value="1.17615784499055" calcext:value-type="float">
            <text:p>1.17615784499055</text:p>
          </table:table-cell>
        </table:table-row>
        <table:table-row table:style-name="ro1">
          <table:table-cell office:value-type="float" office:value="1.17958412098299" calcext:value-type="float">
            <text:p>1.17958412098299</text:p>
          </table:table-cell>
        </table:table-row>
        <table:table-row table:style-name="ro1">
          <table:table-cell office:value-type="float" office:value="1.25531663516068" calcext:value-type="float">
            <text:p>1.25531663516068</text:p>
          </table:table-cell>
        </table:table-row>
        <table:table-row table:style-name="ro1">
          <table:table-cell office:value-type="float" office:value="1.1226370510397" calcext:value-type="float">
            <text:p>1.1226370510397</text:p>
          </table:table-cell>
        </table:table-row>
        <table:table-row table:style-name="ro1">
          <table:table-cell office:value-type="float" office:value="1.25874291115312" calcext:value-type="float">
            <text:p>1.25874291115312</text:p>
          </table:table-cell>
        </table:table-row>
        <table:table-row table:style-name="ro1">
          <table:table-cell office:value-type="float" office:value="1.25720699432892" calcext:value-type="float">
            <text:p>1.25720699432892</text:p>
          </table:table-cell>
        </table:table-row>
        <table:table-row table:style-name="ro1">
          <table:table-cell office:value-type="float" office:value="1.25815217391304" calcext:value-type="float">
            <text:p>1.25815217391304</text:p>
          </table:table-cell>
        </table:table-row>
        <table:table-row table:style-name="ro1">
          <table:table-cell office:value-type="float" office:value="1.25874291115312" calcext:value-type="float">
            <text:p>1.25874291115312</text:p>
          </table:table-cell>
        </table:table-row>
        <table:table-row table:style-name="ro1">
          <table:table-cell office:value-type="float" office:value="1.0218572778828" calcext:value-type="float">
            <text:p>1.0218572778828</text:p>
          </table:table-cell>
        </table:table-row>
        <table:table-row table:style-name="ro1">
          <table:table-cell office:value-type="float" office:value="1.1656427221172" calcext:value-type="float">
            <text:p>1.1656427221172</text:p>
          </table:table-cell>
        </table:table-row>
        <table:table-row table:style-name="ro1">
          <table:table-cell office:value-type="float" office:value="1.16906899810964" calcext:value-type="float">
            <text:p>1.16906899810964</text:p>
          </table:table-cell>
        </table:table-row>
        <table:table-row table:style-name="ro1">
          <table:table-cell office:value-type="float" office:value="1.11850189035917" calcext:value-type="float">
            <text:p>1.11850189035917</text:p>
          </table:table-cell>
        </table:table-row>
        <table:table-row table:style-name="ro1">
          <table:table-cell office:value-type="float" office:value="1.26004253308129" calcext:value-type="float">
            <text:p>1.26004253308129</text:p>
          </table:table-cell>
        </table:table-row>
        <table:table-row table:style-name="ro1">
          <table:table-cell office:value-type="float" office:value="1.20569470699433" calcext:value-type="float">
            <text:p>1.20569470699433</text:p>
          </table:table-cell>
        </table:table-row>
        <table:table-row table:style-name="ro1">
          <table:table-cell office:value-type="float" office:value="1.09227315689981" calcext:value-type="float">
            <text:p>1.09227315689981</text:p>
          </table:table-cell>
        </table:table-row>
        <table:table-row table:style-name="ro1">
          <table:table-cell office:value-type="float" office:value="1.18679111531191" calcext:value-type="float">
            <text:p>1.18679111531191</text:p>
          </table:table-cell>
        </table:table-row>
        <table:table-row table:style-name="ro1">
          <table:table-cell office:value-type="float" office:value="1.08872873345936" calcext:value-type="float">
            <text:p>1.08872873345936</text:p>
          </table:table-cell>
        </table:table-row>
        <table:table-row table:style-name="ro1">
          <table:table-cell office:value-type="float" office:value="1.20014177693762" calcext:value-type="float">
            <text:p>1.20014177693762</text:p>
          </table:table-cell>
        </table:table-row>
        <table:table-row table:style-name="ro1">
          <table:table-cell office:value-type="float" office:value="1.05671077504726" calcext:value-type="float">
            <text:p>1.05671077504726</text:p>
          </table:table-cell>
        </table:table-row>
        <table:table-row table:style-name="ro1">
          <table:table-cell office:value-type="float" office:value="1.18620037807183" calcext:value-type="float">
            <text:p>1.18620037807183</text:p>
          </table:table-cell>
        </table:table-row>
        <table:table-row table:style-name="ro1">
          <table:table-cell office:value-type="float" office:value="1.06285444234405" calcext:value-type="float">
            <text:p>1.06285444234405</text:p>
          </table:table-cell>
        </table:table-row>
        <table:table-row table:style-name="ro1">
          <table:table-cell office:value-type="float" office:value="1.07301512287335" calcext:value-type="float">
            <text:p>1.07301512287335</text:p>
          </table:table-cell>
        </table:table-row>
        <table:table-row table:style-name="ro1">
          <table:table-cell office:value-type="float" office:value="1.11365784499055" calcext:value-type="float">
            <text:p>1.11365784499055</text:p>
          </table:table-cell>
        </table:table-row>
        <table:table-row table:style-name="ro1">
          <table:table-cell office:value-type="float" office:value="1.08471172022684" calcext:value-type="float">
            <text:p>1.08471172022684</text:p>
          </table:table-cell>
        </table:table-row>
        <table:table-row table:style-name="ro1">
          <table:table-cell office:value-type="float" office:value="1.26134215500945" calcext:value-type="float">
            <text:p>1.26134215500945</text:p>
          </table:table-cell>
        </table:table-row>
        <table:table-row table:style-name="ro1">
          <table:table-cell office:value-type="float" office:value="1.25980623818526" calcext:value-type="float">
            <text:p>1.25980623818526</text:p>
          </table:table-cell>
        </table:table-row>
        <table:table-row table:style-name="ro1">
          <table:table-cell office:value-type="float" office:value="1.25945179584121" calcext:value-type="float">
            <text:p>1.25945179584121</text:p>
          </table:table-cell>
        </table:table-row>
        <table:table-row table:style-name="ro1">
          <table:table-cell office:value-type="float" office:value="1.25945179584121" calcext:value-type="float">
            <text:p>1.25945179584121</text:p>
          </table:table-cell>
        </table:table-row>
        <table:table-row table:style-name="ro1">
          <table:table-cell office:value-type="float" office:value="1.06758034026465" calcext:value-type="float">
            <text:p>1.06758034026465</text:p>
          </table:table-cell>
        </table:table-row>
        <table:table-row table:style-name="ro1">
          <table:table-cell office:value-type="float" office:value="1.08293950850662" calcext:value-type="float">
            <text:p>1.08293950850662</text:p>
          </table:table-cell>
        </table:table-row>
        <table:table-row table:style-name="ro1">
          <table:table-cell office:value-type="float" office:value="1.06060964083176" calcext:value-type="float">
            <text:p>1.06060964083176</text:p>
          </table:table-cell>
        </table:table-row>
        <table:table-row table:style-name="ro1">
          <table:table-cell office:value-type="float" office:value="1.22932419659735" calcext:value-type="float">
            <text:p>1.22932419659735</text:p>
          </table:table-cell>
        </table:table-row>
        <table:table-row table:style-name="ro1">
          <table:table-cell office:value-type="float" office:value="1.05990075614367" calcext:value-type="float">
            <text:p>1.05990075614367</text:p>
          </table:table-cell>
        </table:table-row>
        <table:table-row table:style-name="ro1">
          <table:table-cell office:value-type="float" office:value="1.13102551984877" calcext:value-type="float">
            <text:p>1.13102551984877</text:p>
          </table:table-cell>
        </table:table-row>
        <table:table-row table:style-name="ro1">
          <table:table-cell office:value-type="float" office:value="1.19104442344045" calcext:value-type="float">
            <text:p>1.19104442344045</text:p>
          </table:table-cell>
        </table:table-row>
        <table:table-row table:style-name="ro1">
          <table:table-cell office:value-type="float" office:value="1.20073251417769" calcext:value-type="float">
            <text:p>1.20073251417769</text:p>
          </table:table-cell>
        </table:table-row>
        <table:table-row table:style-name="ro1">
          <table:table-cell office:value-type="float" office:value="1.25992438563327" calcext:value-type="float">
            <text:p>1.25992438563327</text:p>
          </table:table-cell>
        </table:table-row>
        <table:table-row table:style-name="ro1">
          <table:table-cell office:value-type="float" office:value="1.0484404536862" calcext:value-type="float">
            <text:p>1.0484404536862</text:p>
          </table:table-cell>
        </table:table-row>
        <table:table-row table:style-name="ro1">
          <table:table-cell office:value-type="float" office:value="1.05647448015123" calcext:value-type="float">
            <text:p>1.05647448015123</text:p>
          </table:table-cell>
        </table:table-row>
        <table:table-row table:style-name="ro1">
          <table:table-cell office:value-type="float" office:value="1.12322778827977" calcext:value-type="float">
            <text:p>1.12322778827977</text:p>
          </table:table-cell>
        </table:table-row>
        <table:table-row table:style-name="ro1">
          <table:table-cell office:value-type="float" office:value="1.22932419659735" calcext:value-type="float">
            <text:p>1.22932419659735</text:p>
          </table:table-cell>
        </table:table-row>
        <table:table-row table:style-name="ro1">
          <table:table-cell office:value-type="float" office:value="1.0828213610586" calcext:value-type="float">
            <text:p>1.0828213610586</text:p>
          </table:table-cell>
        </table:table-row>
        <table:table-row table:style-name="ro1">
          <table:table-cell office:value-type="float" office:value="1.14307655954631" calcext:value-type="float">
            <text:p>1.14307655954631</text:p>
          </table:table-cell>
        </table:table-row>
        <table:table-row table:style-name="ro1">
          <table:table-cell office:value-type="float" office:value="1.21739130434783" calcext:value-type="float">
            <text:p>1.21739130434783</text:p>
          </table:table-cell>
        </table:table-row>
        <table:table-row table:style-name="ro1">
          <table:table-cell office:value-type="float" office:value="1.2601606805293" calcext:value-type="float">
            <text:p>1.2601606805293</text:p>
          </table:table-cell>
        </table:table-row>
        <table:table-row table:style-name="ro1">
          <table:table-cell office:value-type="float" office:value="1.26063327032136" calcext:value-type="float">
            <text:p>1.26063327032136</text:p>
          </table:table-cell>
        </table:table-row>
        <table:table-row table:style-name="ro1">
          <table:table-cell office:value-type="float" office:value="1.08719281663516" calcext:value-type="float">
            <text:p>1.08719281663516</text:p>
          </table:table-cell>
        </table:table-row>
        <table:table-row table:style-name="ro1">
          <table:table-cell office:value-type="float" office:value="1.10834120982987" calcext:value-type="float">
            <text:p>1.10834120982987</text:p>
          </table:table-cell>
        </table:table-row>
        <table:table-row table:style-name="ro1">
          <table:table-cell office:value-type="float" office:value="1.25555293005671" calcext:value-type="float">
            <text:p>1.25555293005671</text:p>
          </table:table-cell>
        </table:table-row>
        <table:table-row table:style-name="ro1">
          <table:table-cell office:value-type="float" office:value="1.11696597353497" calcext:value-type="float">
            <text:p>1.11696597353497</text:p>
          </table:table-cell>
        </table:table-row>
        <table:table-row table:style-name="ro1">
          <table:table-cell office:value-type="float" office:value="1.05009451795841" calcext:value-type="float">
            <text:p>1.05009451795841</text:p>
          </table:table-cell>
        </table:table-row>
        <table:table-row table:style-name="ro1">
          <table:table-cell office:value-type="float" office:value="1.06120037807183" calcext:value-type="float">
            <text:p>1.06120037807183</text:p>
          </table:table-cell>
        </table:table-row>
        <table:table-row table:style-name="ro1">
          <table:table-cell office:value-type="float" office:value="1.04855860113422" calcext:value-type="float">
            <text:p>1.04855860113422</text:p>
          </table:table-cell>
        </table:table-row>
        <table:table-row table:style-name="ro1">
          <table:table-cell office:value-type="float" office:value="1.24503780718336" calcext:value-type="float">
            <text:p>1.24503780718336</text:p>
          </table:table-cell>
        </table:table-row>
        <table:table-row table:style-name="ro1">
          <table:table-cell office:value-type="float" office:value="1.2195179584121" calcext:value-type="float">
            <text:p>1.2195179584121</text:p>
          </table:table-cell>
        </table:table-row>
        <table:table-row table:style-name="ro1">
          <table:table-cell office:value-type="float" office:value="1.1570179584121" calcext:value-type="float">
            <text:p>1.1570179584121</text:p>
          </table:table-cell>
        </table:table-row>
        <table:table-row table:style-name="ro1">
          <table:table-cell office:value-type="float" office:value="1.17674858223062" calcext:value-type="float">
            <text:p>1.17674858223062</text:p>
          </table:table-cell>
        </table:table-row>
        <table:table-row table:style-name="ro1">
          <table:table-cell office:value-type="float" office:value="1.12051039697543" calcext:value-type="float">
            <text:p>1.12051039697543</text:p>
          </table:table-cell>
        </table:table-row>
        <table:table-row table:style-name="ro1">
          <table:table-cell office:value-type="float" office:value="1.05411153119093" calcext:value-type="float">
            <text:p>1.05411153119093</text:p>
          </table:table-cell>
        </table:table-row>
        <table:table-row table:style-name="ro1">
          <table:table-cell office:value-type="float" office:value="1.25614366729679" calcext:value-type="float">
            <text:p>1.25614366729679</text:p>
          </table:table-cell>
        </table:table-row>
        <table:table-row table:style-name="ro1">
          <table:table-cell office:value-type="float" office:value="1.12629962192817" calcext:value-type="float">
            <text:p>1.12629962192817</text:p>
          </table:table-cell>
        </table:table-row>
        <table:table-row table:style-name="ro1">
          <table:table-cell office:value-type="float" office:value="1.07904064272212" calcext:value-type="float">
            <text:p>1.07904064272212</text:p>
          </table:table-cell>
        </table:table-row>
        <table:table-row table:style-name="ro1">
          <table:table-cell office:value-type="float" office:value="1.05163043478261" calcext:value-type="float">
            <text:p>1.05163043478261</text:p>
          </table:table-cell>
        </table:table-row>
        <table:table-row table:style-name="ro1">
          <table:table-cell office:value-type="float" office:value="1.0577741020794" calcext:value-type="float">
            <text:p>1.0577741020794</text:p>
          </table:table-cell>
        </table:table-row>
        <table:table-row table:style-name="ro1">
          <table:table-cell office:value-type="float" office:value="1.15666351606805" calcext:value-type="float">
            <text:p>1.15666351606805</text:p>
          </table:table-cell>
        </table:table-row>
        <table:table-row table:style-name="ro1">
          <table:table-cell office:value-type="float" office:value="1.25897920604915" calcext:value-type="float">
            <text:p>1.25897920604915</text:p>
          </table:table-cell>
        </table:table-row>
        <table:table-row table:style-name="ro1">
          <table:table-cell office:value-type="float" office:value="1.12322778827977" calcext:value-type="float">
            <text:p>1.12322778827977</text:p>
          </table:table-cell>
        </table:table-row>
        <table:table-row table:style-name="ro1">
          <table:table-cell office:value-type="float" office:value="1.15666351606805" calcext:value-type="float">
            <text:p>1.15666351606805</text:p>
          </table:table-cell>
        </table:table-row>
        <table:table-row table:style-name="ro1">
          <table:table-cell office:value-type="float" office:value="1.04312381852552" calcext:value-type="float">
            <text:p>1.04312381852552</text:p>
          </table:table-cell>
        </table:table-row>
        <table:table-row table:style-name="ro1">
          <table:table-cell office:value-type="float" office:value="1.04761342155009" calcext:value-type="float">
            <text:p>1.04761342155009</text:p>
          </table:table-cell>
        </table:table-row>
        <table:table-row table:style-name="ro1">
          <table:table-cell office:value-type="float" office:value="1.13634215500945" calcext:value-type="float">
            <text:p>1.13634215500945</text:p>
          </table:table-cell>
        </table:table-row>
        <table:table-row table:style-name="ro1">
          <table:table-cell office:value-type="float" office:value="1.21349243856333" calcext:value-type="float">
            <text:p>1.21349243856333</text:p>
          </table:table-cell>
        </table:table-row>
        <table:table-row table:style-name="ro1">
          <table:table-cell office:value-type="float" office:value="1.26134215500945" calcext:value-type="float">
            <text:p>1.26134215500945</text:p>
          </table:table-cell>
        </table:table-row>
        <table:table-row table:style-name="ro1">
          <table:table-cell office:value-type="float" office:value="1.1226370510397" calcext:value-type="float">
            <text:p>1.1226370510397</text:p>
          </table:table-cell>
        </table:table-row>
        <table:table-row table:style-name="ro1">
          <table:table-cell office:value-type="float" office:value="1.18419187145558" calcext:value-type="float">
            <text:p>1.18419187145558</text:p>
          </table:table-cell>
        </table:table-row>
        <table:table-row table:style-name="ro1">
          <table:table-cell office:value-type="float" office:value="1.10137051039698" calcext:value-type="float">
            <text:p>1.10137051039698</text:p>
          </table:table-cell>
        </table:table-row>
        <table:table-row table:style-name="ro1">
          <table:table-cell office:value-type="float" office:value="1.1336247637051" calcext:value-type="float">
            <text:p>1.1336247637051</text:p>
          </table:table-cell>
        </table:table-row>
        <table:table-row table:style-name="ro1">
          <table:table-cell office:value-type="float" office:value="1.16623345935728" calcext:value-type="float">
            <text:p>1.16623345935728</text:p>
          </table:table-cell>
        </table:table-row>
        <table:table-row table:style-name="ro1">
          <table:table-cell office:value-type="float" office:value="1.00378071833648" calcext:value-type="float">
            <text:p>1.00378071833648</text:p>
          </table:table-cell>
        </table:table-row>
        <table:table-row table:style-name="ro1">
          <table:table-cell office:value-type="float" office:value="1.25673440453686" calcext:value-type="float">
            <text:p>1.25673440453686</text:p>
          </table:table-cell>
        </table:table-row>
        <table:table-row table:style-name="ro1">
          <table:table-cell office:value-type="float" office:value="1.25767958412098" calcext:value-type="float">
            <text:p>1.25767958412098</text:p>
          </table:table-cell>
        </table:table-row>
        <table:table-row table:style-name="ro1">
          <table:table-cell office:value-type="float" office:value="1.22873345935728" calcext:value-type="float">
            <text:p>1.22873345935728</text:p>
          </table:table-cell>
        </table:table-row>
        <table:table-row table:style-name="ro1">
          <table:table-cell office:value-type="float" office:value="1.07100661625709" calcext:value-type="float">
            <text:p>1.07100661625709</text:p>
          </table:table-cell>
        </table:table-row>
        <table:table-row table:style-name="ro1">
          <table:table-cell office:value-type="float" office:value="1.2515359168242" calcext:value-type="float">
            <text:p>1.2515359168242</text:p>
          </table:table-cell>
        </table:table-row>
        <table:table-row table:style-name="ro1">
          <table:table-cell office:value-type="float" office:value="1.24491965973535" calcext:value-type="float">
            <text:p>1.24491965973535</text:p>
          </table:table-cell>
        </table:table-row>
        <table:table-row table:style-name="ro1">
          <table:table-cell office:value-type="float" office:value="1.04903119092628" calcext:value-type="float">
            <text:p>1.04903119092628</text:p>
          </table:table-cell>
        </table:table-row>
        <table:table-row table:style-name="ro1">
          <table:table-cell office:value-type="float" office:value="1.1687145557656" calcext:value-type="float">
            <text:p>1.1687145557656</text:p>
          </table:table-cell>
        </table:table-row>
        <table:table-row table:style-name="ro1">
          <table:table-cell office:value-type="float" office:value="1.26157844990548" calcext:value-type="float">
            <text:p>1.26157844990548</text:p>
          </table:table-cell>
        </table:table-row>
        <table:table-row table:style-name="ro1">
          <table:table-cell office:value-type="float" office:value="1.25200850661626" calcext:value-type="float">
            <text:p>1.25200850661626</text:p>
          </table:table-cell>
        </table:table-row>
        <table:table-row table:style-name="ro1">
          <table:table-cell office:value-type="float" office:value="1.25685255198488" calcext:value-type="float">
            <text:p>1.25685255198488</text:p>
          </table:table-cell>
        </table:table-row>
        <table:table-row table:style-name="ro1">
          <table:table-cell office:value-type="float" office:value="1.25874291115312" calcext:value-type="float">
            <text:p>1.25874291115312</text:p>
          </table:table-cell>
        </table:table-row>
        <table:table-row table:style-name="ro1">
          <table:table-cell office:value-type="float" office:value="1.25874291115312" calcext:value-type="float">
            <text:p>1.25874291115312</text:p>
          </table:table-cell>
        </table:table-row>
        <table:table-row table:style-name="ro1">
          <table:table-cell office:value-type="float" office:value="1.25968809073724" calcext:value-type="float">
            <text:p>1.25968809073724</text:p>
          </table:table-cell>
        </table:table-row>
        <table:table-row table:style-name="ro1">
          <table:table-cell office:value-type="float" office:value="1.25933364839319" calcext:value-type="float">
            <text:p>1.25933364839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08:30:18.773901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2-03T08:31:28.672561964</dc:date>
    <meta:editing-duration>PT4M19S</meta:editing-duration>
    <meta:editing-cycles>3</meta:editing-cycles>
    <meta:generator>LibreOffice/6.3.3.2.0$Linux_X86_64 LibreOffice_project/30$Build-2</meta:generator>
    <meta:document-statistic meta:table-count="1" meta:cell-count="99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813cm" svg:y="0.315cm" chart:style-name="ch2">
          <text:p>We see no real correlation between priority and the ratio. We do see the process was alway favorized in the same way.</text:p>
        </chart:title>
        <chart:plot-area chart:style-name="ch3" table:cell-range-address="result_rr_idle.A1:result_rr_idle.A99" svg:x="1.331cm" svg:y="1.778cm" svg:width="14.349cm" svg:height="6.061cm">
          <chartooo:coordinate-region svg:x="2.058cm" svg:y="1.977cm" svg:width="13.622cm" svg:height="5.07cm"/>
          <chart:axis chart:dimension="x" chart:name="primary-x" chart:style-name="ch4">
            <chart:title svg:x="7.958cm" svg:y="8.019cm" chart:style-name="ch5">
              <text:p>priority</text:p>
            </chart:title>
          </chart:axis>
          <chart:axis chart:dimension="y" chart:name="primary-y" chart:style-name="ch4">
            <chart:title svg:x="0.451cm" svg:y="7.008cm" chart:style-name="ch6">
              <text:p>ratio execution time / real time</text:p>
            </chart:title>
            <chart:grid chart:style-name="ch7" chart:class="major"/>
          </chart:axis>
          <chart:series chart:style-name="ch8" chart:values-cell-range-address="result_rr_idle.A1:result_rr_idle.A99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980623818526">
                <text:p>1.25980623818526</text:p>
                <draw:g>
                  <svg:desc>result_rr_idle.A1:result_rr_idle.A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4851134215501">
                <text:p>1.14851134215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6181474480151">
                <text:p>1.26181474480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632797731569">
                <text:p>1.1632797731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6675330812854">
                <text:p>1.06675330812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615784499055">
                <text:p>1.17615784499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958412098299">
                <text:p>1.17958412098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531663516068">
                <text:p>1.25531663516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26370510397">
                <text:p>1.12263705103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5874291115312">
                <text:p>1.258742911153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720699432892">
                <text:p>1.25720699432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5815217391304">
                <text:p>1.25815217391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5874291115312">
                <text:p>1.25874291115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18572778828">
                <text:p>1.0218572778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56427221172">
                <text:p>1.1656427221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906899810964">
                <text:p>1.169068998109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1850189035917">
                <text:p>1.11850189035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6004253308129">
                <text:p>1.26004253308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0569470699433">
                <text:p>1.20569470699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9227315689981">
                <text:p>1.09227315689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8679111531191">
                <text:p>1.18679111531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872873345936">
                <text:p>1.088728733459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0014177693762">
                <text:p>1.200141776937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5671077504726">
                <text:p>1.05671077504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8620037807183">
                <text:p>1.18620037807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6285444234405">
                <text:p>1.0628544423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7301512287335">
                <text:p>1.073015122873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1365784499055">
                <text:p>1.11365784499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8471172022684">
                <text:p>1.08471172022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6134215500945">
                <text:p>1.261342155009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5980623818526">
                <text:p>1.259806238185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5945179584121">
                <text:p>1.259451795841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945179584121">
                <text:p>1.25945179584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6758034026465">
                <text:p>1.06758034026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8293950850662">
                <text:p>1.08293950850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6060964083176">
                <text:p>1.06060964083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2932419659735">
                <text:p>1.229324196597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5990075614367">
                <text:p>1.059900756143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3102551984877">
                <text:p>1.131025519848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9104442344045">
                <text:p>1.19104442344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0073251417769">
                <text:p>1.20073251417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5992438563327">
                <text:p>1.259924385633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484404536862">
                <text:p>1.04844045368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5647448015123">
                <text:p>1.056474480151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2322778827977">
                <text:p>1.123227788279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2932419659735">
                <text:p>1.229324196597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828213610586">
                <text:p>1.08282136105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4307655954631">
                <text:p>1.143076559546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1739130434783">
                <text:p>1.217391304347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601606805293">
                <text:p>1.26016068052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6063327032136">
                <text:p>1.26063327032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719281663516">
                <text:p>1.087192816635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0834120982987">
                <text:p>1.108341209829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5555293005671">
                <text:p>1.255552930056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1696597353497">
                <text:p>1.116965973534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5009451795841">
                <text:p>1.050094517958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6120037807183">
                <text:p>1.061200378071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4855860113422">
                <text:p>1.048558601134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4503780718336">
                <text:p>1.24503780718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195179584121">
                <text:p>1.21951795841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570179584121">
                <text:p>1.15701795841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7674858223062">
                <text:p>1.176748582230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2051039697543">
                <text:p>1.12051039697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5411153119093">
                <text:p>1.054111531190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5614366729679">
                <text:p>1.25614366729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2629962192817">
                <text:p>1.126299621928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7904064272212">
                <text:p>1.079040642722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5163043478261">
                <text:p>1.051630434782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577741020794">
                <text:p>1.05777410207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5666351606805">
                <text:p>1.156663516068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5897920604915">
                <text:p>1.258979206049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2322778827977">
                <text:p>1.12322778827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5666351606805">
                <text:p>1.156663516068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4312381852552">
                <text:p>1.043123818525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4761342155009">
                <text:p>1.047613421550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3634215500945">
                <text:p>1.136342155009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1349243856333">
                <text:p>1.21349243856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6134215500945">
                <text:p>1.261342155009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226370510397">
                <text:p>1.12263705103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8419187145558">
                <text:p>1.184191871455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0137051039698">
                <text:p>1.101370510396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336247637051">
                <text:p>1.13362476370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6623345935728">
                <text:p>1.166233459357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378071833648">
                <text:p>1.003780718336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5673440453686">
                <text:p>1.256734404536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5767958412098">
                <text:p>1.257679584120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2873345935728">
                <text:p>1.228733459357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7100661625709">
                <text:p>1.071006616257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515359168242">
                <text:p>1.25153591682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4491965973535">
                <text:p>1.244919659735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4903119092628">
                <text:p>1.049031190926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687145557656">
                <text:p>1.1687145557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6157844990548">
                <text:p>1.261578449905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5200850661626">
                <text:p>1.252008506616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5685255198488">
                <text:p>1.256852551984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5874291115312">
                <text:p>1.25874291115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5874291115312">
                <text:p>1.258742911153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5968809073724">
                <text:p>1.25968809073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5933364839319">
                <text:p>1.259333648393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